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arial" svg:font-family="arial, sans-serif"/>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style:style>
    <style:style style:name="P14" style:family="paragraph" style:parent-style-name="Standard">
      <style:text-properties fo:color="#000000" fo:font-size="12pt" fo:language="fr" fo:country="FR" style:text-underline-style="none" style:font-size-asian="12pt" style:font-size-complex="12pt"/>
    </style:style>
    <style:style style:name="P15"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6"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7" style:family="paragraph" style:parent-style-name="Standard">
      <style:text-properties fo:font-size="12pt" fo:language="fr" fo:country="FR" fo:font-weight="bold" style:font-size-asian="12pt" style:font-weight-asian="bold" style:font-size-complex="12pt" style:font-weight-complex="bold"/>
    </style:style>
    <style:style style:name="P18" style:family="paragraph" style:parent-style-name="Standard">
      <style:text-properties fo:font-size="12pt" fo:language="fr" fo:country="FR" fo:font-weight="normal" style:font-size-asian="12pt" style:font-weight-asian="normal" style:font-size-complex="12pt" style:font-weight-complex="normal"/>
    </style:style>
    <style:style style:name="P19" style:family="paragraph" style:parent-style-name="Standard">
      <style:text-properties fo:font-size="12pt" fo:language="fr" fo:country="FR" style:text-underline-style="none" style:font-size-asian="12pt" style:font-size-complex="12pt"/>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font-size-asian="12pt" style:font-size-complex="12pt"/>
    </style:style>
    <style:style style:name="P22"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5"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6"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7"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28"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29"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30" style:family="paragraph" style:parent-style-name="Standard">
      <style:paragraph-properties fo:break-before="page"/>
      <style:text-properties fo:font-size="13pt" fo:language="fr" fo:country="FR" style:font-size-asian="13pt" style:font-size-complex="13pt"/>
    </style:style>
    <style:style style:name="P31"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32"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33"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34" style:family="paragraph" style:parent-style-name="Text_20_body">
      <style:paragraph-properties fo:margin-left="1.94cm" fo:margin-right="1.94cm" fo:text-indent="0cm" style:auto-text-indent="false"/>
    </style:style>
    <style:style style:name="P35"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36" style:family="paragraph" style:parent-style-name="Standard">
      <style:text-properties fo:font-size="13pt" fo:language="fr" fo:country="FR" fo:font-weight="bold" style:font-size-asian="13pt" style:font-weight-asian="bold" style:font-size-complex="13pt" style:font-weight-complex="bold"/>
    </style:style>
    <style:style style:name="P37" style:family="paragraph" style:parent-style-name="Standard" style:list-style-name="L3">
      <style:text-properties fo:font-size="13pt" fo:language="fr" fo:country="FR" fo:font-weight="bold" style:font-size-asian="13pt" style:font-weight-asian="bold" style:font-size-complex="13pt" style:font-weight-complex="bold"/>
    </style:style>
    <style:style style:name="P38" style:family="paragraph" style:parent-style-name="Standard" style:list-style-name="L4">
      <style:text-properties fo:font-size="13pt" fo:language="fr" fo:country="FR" fo:font-weight="bold" style:font-size-asian="13pt" style:font-weight-asian="bold" style:font-size-complex="13pt" style:font-weight-complex="bold"/>
    </style:style>
    <style:style style:name="P39" style:family="paragraph" style:parent-style-name="Standard" style:list-style-name="L1">
      <style:paragraph-properties fo:break-before="page"/>
      <style:text-properties fo:font-size="13pt" fo:language="fr" fo:country="FR" fo:font-weight="bold" style:font-size-asian="13pt" style:font-weight-asian="bold" style:font-size-complex="13pt" style:font-weight-complex="bold"/>
    </style:style>
    <style:style style:name="P40" style:family="paragraph" style:parent-style-name="Standard" style:list-style-name="L2">
      <style:paragraph-properties fo:break-before="page"/>
      <style:text-properties fo:font-size="13pt" fo:language="fr" fo:country="FR" fo:font-weight="bold" style:font-size-asian="13pt" style:font-weight-asian="bold" style:font-size-complex="13pt" style:font-weight-complex="bold"/>
    </style:style>
    <style:style style:name="P41" style:family="paragraph">
      <style:paragraph-properties fo:text-align="center"/>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style:style>
    <style:style style:name="T4" style:family="text">
      <style:text-properties fo:color="#000000" fo:font-size="12pt" fo:language="fr" fo:country="FR" style:text-underline-style="none" fo:font-weight="normal" style:font-size-asian="12pt" style:font-weight-asian="normal" style:font-size-complex="12pt" style:font-weight-complex="normal"/>
    </style:style>
    <style:style style:name="T5" style:family="text">
      <style:text-properties fo:color="#000000" fo:font-size="12pt" fo:language="fr" fo:country="FR"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sans-serif" fo:letter-spacing="normal" fo:font-style="normal" fo:font-weight="normal" style:font-weight-asian="normal" style:font-weight-complex="normal"/>
    </style:style>
    <style:style style:name="T8"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9"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10"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11" style:family="text">
      <style:text-properties fo:font-variant="normal" fo:text-transform="none" fo:color="#000000" style:font-name="Roboto-Regular-webfont" fo:font-size="14pt" fo:letter-spacing="normal" fo:font-style="normal" fo:font-weight="normal" loext:padding="0in" loext:border="none"/>
    </style:style>
    <style:style style:name="T12"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4"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5"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6"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7" style:family="text">
      <style:text-properties fo:font-variant="normal" fo:text-transform="none" fo:color="#000000" style:text-line-through-styl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8" style:family="text">
      <style:text-properties fo:font-variant="normal" fo:text-transform="none" style:font-name="Helvetica" fo:font-size="12pt" fo:letter-spacing="normal" fo:language="fr" fo:country="FR" fo:font-style="normal" fo:font-weight="normal" style:font-size-asian="12pt" style:font-weight-asian="normal" style:font-size-complex="12pt" style:font-weight-complex="normal"/>
    </style:style>
    <style:style style:name="T19" style:family="text">
      <style:text-properties fo:font-variant="normal" fo:text-transform="none" style:font-name="Source Sans Pro" fo:font-size="10.6499996185303pt" fo:letter-spacing="normal" fo:font-style="normal"/>
    </style:style>
    <style:style style:name="T20" style:family="text">
      <style:text-properties fo:font-variant="normal" fo:text-transform="none" fo:letter-spacing="normal"/>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13pt" fo:language="fr" fo:country="FR" fo:font-weight="bold" style:font-size-asian="13pt" style:font-weight-asian="bold" style:font-size-complex="13pt" style:font-weight-complex="bold"/>
    </style:style>
    <style:style style:name="T25" style:family="text">
      <style:text-properties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fo:font-style="italic" style:font-style-asian="italic"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21">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1"/>
      <text:p text:style-name="P21">Par la suite , mon formateur M. Noël MAURICE ainsi que <text:s/>son homologue M.Jean-Jacques PAGAN pour leurs enseignements, conseils et expériences professionnelles transmises tout au long de la formation continue.</text:p>
      <text:p text:style-name="P21"><text:s text:c="6"/></text:p>
      <text:p text:style-name="P21"><text:s text:c="2"/>Ma reconnaissance s’adresse aussi à tous mes collègues d’apprentissage : Jérémy, Cyril, Giovani, Karla, Sébastien, Alain, Guillaume, Isabelle, Adrien et Lucien qui m’ont aidés et avec qui j’ai échangé des rapports enrichissant et cordiaux.</text:p>
      <text:p text:style-name="P21"/>
      <text:p text:style-name="P21"><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1"/>
      <text:p text:style-name="P21">Enfin, je remercie ma femme qui m’a soutenue et encouragée quotidiennement dans cette démarche personnelle et professionnelle.</text:p>
      <text:p text:style-name="P10"/>
      <text:p text:style-name="P10"/>
      <text:p text:style-name="P9">2. INTRODUCTION</text:p>
      <text:p text:style-name="P10"/>
      <text:p text:style-name="P21"><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1"><text:tab/>Pour valider ce cursus, j’ai effectué un stage dans une </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text:soft-page-break/>3. <text:s/>ABSTRACT</text:p>
      <text:p text:style-name="P11"/>
      <text:p text:style-name="P19"><text:span text:style-name="T3">“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3"> </text:span><text:span text:style-name="T3">. In my project of intership, my challenge was to create web page accounting for professionnal health like doctor, clinician . My technical purpose was to </text:span><text:span text:style-name="T3">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14">DB. </text:p>
      <text:p text:style-name="P14"/>
      <text:p text:style-name="P14"><text:s text:c="2"/>To reach my goals, first at all I had to practise <text:s/>new technologies like </text:p>
      <text:p text:style-name="P14">- node.js</text:p>
      <text:p text:style-name="P14">- express.js</text:p>
      <text:p text:style-name="P14">- Ubuntu O.S.</text:p>
      <text:p text:style-name="P14"><text:s/></text:p>
      <text:p text:style-name="P15"><text:s text:c="2"/><text:span text:style-name="T6"><text:s/>My training curse’s tutor was helpful and patient teaching me and showing </text:span><text:span text:style-name="T6">tips, skills through </text:span><text:span text:style-name="T6">the mecanism </text:span><text:span text:style-name="T6">qnd methodoly </text:span><text:span text:style-name="T6">of <text:s/>Java Script’</text:span><text:span text:style-name="T6">s and front end deployment</text:span><text:span text:style-name="T6">.</text:span></text:p>
      <text:p text:style-name="P16"/>
      <text:p text:style-name="P16">After learning and understanding the architecture software used between back end and front end , my challenge was to implement in several languages <text:s text:c="2"/>several web pages wich allowed a user to create, read, update or delete persistent data from a data base. <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text:p text:style-name="P11"/>
      <text:p text:style-name="P11"/>
      <text:p text:style-name="P11">4. PRESENTATION DE L’ENTREPRISE :</text:p>
      <text:p text:style-name="P11"/>
      <text:p text:style-name="Standard"><text:span text:style-name="T24"><text:tab/></text:span><text:span text:style-name="T4">Symbio santé est une startup crée en 2015 </text:span><text:span text:style-name="T9">est spécialisée dans le secteur d'activité de l'edition de logiciels applicatifs. </text:span><text:span text:style-name="T9"><text:s/>L</text:span><text:span text:style-name="T9">ocalisée à MONTPELLIER (34000), elle </text:span><text:span text:style-name="Strong_20_Emphasis"><text:span text:style-name="T10">conçoit et propose des outils informatiques de eSanté à la fois adaptés à la législation, mais aussi optimisés pour le confort des patients et l’efficacité des Professionnels de Santé.</text:span></text:span></text:p>
      <text:p text:style-name="P34"><text:line-break/><text:span text:style-name="T11"><text:line-break/></text:span><text:span text:style-name="T8"> </text:span></text:p>
      <text:p text:style-name="P10">Organigramme </text:p>
      <text:p text:style-name="P10"><draw:frame draw:style-name="fr4" draw:name="gráficos1" text:anchor-type="as-char" svg:y="-11.665cm" svg:width="7.144cm" svg:height="3.572cm" draw:z-index="61"><draw:image xlink:href="http://www.societe.com/cgi-bin/minicarto?param=810711788&amp;type=1" xlink:type="simple" xlink:show="embed" xlink:actuate="onLoad"/></draw:frame> </text:p>
      <text:p text:style-name="P29">5. PRESENTATION DU PROJET</text:p>
      <text:p text:style-name="P12"/>
      <text:p text:style-name="P12"/>
      <text:p text:style-name="P12">5.1 <text:s text:c="2"/>Description :</text:p>
      <text:p text:style-name="P12"/>
      <text:p text:style-name="P18">Le projet de web services comptabilite E-santé fut initié au préalable par mon tuteur de stage responsable de l’entreprise SYMBIO SANTE . <text:s/></text:p>
      <text:p text:style-name="P18"/>
      <text:p text:style-name="P18"><text:s text:c="3"/></text:p>
      <text:p text:style-name="P18"/>
      <text:p text:style-name="P18">5.2 <text:s/>Contexte :</text:p>
      <text:p text:style-name="P18"/>
      <text:p text:style-name="P18">A partir d’un schéma fonctionnel <text:s/>initié auparavant et d'une architecture serveur opérationnelle l'ar le but de ce stage était de créer de nouveaux composants web de services comptable destinés aux professionnels santé <text:s/>(docteurs, praticiens, cabinets médicaux etc … ) . A travers ces interfaces webs , l’utililsateur <text:s/>devait pouvoir saisir <text:s/>diverses informations ( écritures, piéces comptable, journaux, comptes . . . ) . </text:p>
      <text:list xml:id="list1486540055201769855" text:style-name="L1">
        <text:list-item>
          <text:p text:style-name="P39">BESOINS FONCTIONNELS:</text:p>
        </text:list-item>
      </text:list>
      <text:p text:style-name="P11"/>
      <text:p text:style-name="P11"><text:s text:c="7"/></text:p>
      <text:p text:style-name="P11"><text:tab/><text:span text:style-name="T6">A partir de l'analyse du schéma fonctionnel de ce projet, le système </text:span></text:p>
      <text:p text:style-name="P11"/>
      <text:p text:style-name="P11"><text:tab/></text:p>
      <text:p text:style-name="P11"/>
      <text:p text:style-name="P11"><text:tab/></text:p>
      <text:list xml:id="list8121060821645051384" text:style-name="L2">
        <text:list-item>
          <text:p text:style-name="P40">REALISATION</text:p>
        </text:list-item>
      </text:list>
      <text:p text:style-name="P11"><text:tab/></text:p>
      <text:list xml:id="list2513034991433309129" text:style-name="L3">
        <text:list-item>
          <text:list>
            <text:list-item>
              <text:p text:style-name="P37"><text:span text:style-name="T6">Outils employés :</text:span></text:p>
            </text:list-item>
          </text:list>
        </text:list-item>
      </text:list>
      <text:p text:style-name="P11"><text:span text:style-name="T6"><text:tab/></text:span></text:p>
      <text:list xml:id="list1014343914665506121" text:style-name="L4">
        <text:list-item>
          <text:list>
            <text:list-item>
              <text:p text:style-name="P38"><text:span text:style-name="T6">gestion du projet : <text:tab/>logiciel GANTT project </text:span></text:p>
            </text:list-item>
          </text:list>
          <text:p text:style-name="P38"><text:span text:style-name="T6"><text:s/><text:tab/>A travers ce gestionnaire de taches et suite à un entretien préliminaire avec mon tuteur de stage , j'ai plannifié et décomposer mon projet en arborescence en assignant les ressources qui m'étaient disponible à savoir ; </text:span></text:p>
          <text:p text:style-name="P38"><text:span text:style-name="T6"><text:s text:c="2"/><text:tab/>&gt; d'autres stagiaires développeurs .</text:span></text:p>
          <text:list>
            <text:list-item>
              <text:list>
                <text:list-header>
                  <text:p text:style-name="P38"><text:span text:style-name="T6">&gt; le responsable de Symbio Santé, développeur confirmé.</text:span></text:p>
                  <text:p text:style-name="P38"><text:span text:style-name="T6">&gt; une employée développeur </text:span></text:p>
                </text:list-header>
              </text:list>
            </text:list-item>
          </text:list>
        </text:list-item>
      </text:list>
      <text:p text:style-name="P11"><text:span text:style-name="T6"><text:tab/></text:span></text:p>
      <text:p text:style-name="P11"><text:span text:style-name="T6"><text:tab/>Grace à la synergie et le bon esprit de communication de l'équipe , j'ai développé mon savoir et savoir-faire. Le diagramme de Gantt . . . <text:s text:c="2"/></text:span></text:p>
      <text:p text:style-name="P11"><text:span text:style-name="T6"/></text:p>
      <text:p text:style-name="P11"><text:span text:style-name="T6"/></text:p>
      <text:p text:style-name="P11">UML :</text:p>
      <text:p text:style-name="P11"/>
      <text:p text:style-name="Standard"><text:span text:style-name="T24"><text:tab/>- diagramme use-case :</text:span><text:bookmark text:name="L1-4-3-a"/>Diagramme de cas d'utilisation</text:p>
      <text:p text:style-name="Text_20_body">Le diagramme de cas d'utilisation <text:s/>représente la structure des grandes fonctionnalités nécessaires aux utilisateurs du système. C'est le premier diagramme du modèle UML, celui où s'assure la relation entre l'utilisateur et les objets que le système met en œuvre.</text:p>
      <text:p text:style-name="P11"/>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pan text:style-name="T6"><text:tab/></text:span></text:p>
      <text:p text:style-name="P10"/>
      <text:p text:style-name="P30">CSS : https://www.cssdebutant.com/debuter-en-css-les-balises-div-et-span.html</text:p>
      <text:p text:style-name="P30">8. SUIVI DE PROJET ET GESTION DE VERSION</text:p>
      <text:p text:style-name="P10"/>
      <text:p text:style-name="P10"/>
      <text:p text:style-name="P10"><text:tab/></text:p>
      <text:p text:style-name="P10"><draw:frame draw:style-name="fr2" draw:name="Image4" text:anchor-type="paragraph" svg:x="-0.372cm" svg:y="2.157cm" svg:width="6.366cm" svg:height="4.78cm" draw:z-index="3"><draw:image/></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3" draw:name="Image10" text:anchor-type="paragraph" svg:x="0cm" svg:y="0cm" svg:width="17cm" svg:height="10.624cm" draw:z-index="4"><draw:image/></draw:frame></text:p>
      <text:p text:style-name="P29">9. DEVELOPPEMENT DU PROJET</text:p>
      <text:p text:style-name="P11"/>
      <text:p text:style-name="P11"><text:span text:style-name="T6">9.1 <text:s/>STRUCTURE </text:span><text:span text:style-name="T6">DESIGNE PATTERN : </text:span>MVCR</text:p>
      <text:p text:style-name="P11"><text:tab/><text:span text:style-name="T21">-M</text:span><text:span text:style-name="T22">odel</text:span></text:p>
      <text:p text:style-name="P17"><text:tab/>-V<text:span text:style-name="T6">iew</text:span></text:p>
      <text:p text:style-name="P17"><text:tab/>-C<text:span text:style-name="T6">ontroller</text:span></text:p>
      <text:p text:style-name="P17"><text:tab/>-R<text:span text:style-name="T6">outes</text:span></text:p>
      <text:p text:style-name="P12"/>
      <text:p text:style-name="P12"/>
      <text:p text:style-name="P12"><draw:frame draw:style-name="fr3" draw:name="Image6" text:anchor-type="paragraph" svg:x="0cm" svg:y="0cm" svg:width="4.75cm" svg:height="13.688cm" draw:z-index="21"><draw:image/></draw:frame> <text:s text:c="2"/>Arborescence <text:s/>des 4 composants <text:s/>(compagnies, ecritures, journaux, pcg ) que j’ai crée en utilisant le design pattern MVCR.</text:p>
      <text:p text:style-name="P12"/>
      <text:p text:style-name="P12"><draw:frame draw:style-name="fr2" draw:name="Image7" text:anchor-type="paragraph" svg:x="13.367cm" svg:y="10.922cm" svg:width="4.359cm" svg:height="6.235cm" draw:z-index="25"><draw:image/></draw:frame><draw:frame text:anchor-type="paragraph" draw:z-index="26" draw:name="Shape19" draw:style-name="gr5" svg:width="8.566cm" svg:height="5.469cm" svg:x="9.597cm" svg:y="3.963cm"><draw:text-box><text:p><text:span text:style-name="T26">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41" svg:x1="8.616cm" svg:y1="0.025cm" svg:x2="5.129cm" svg:y2="2.337cm"><text:p/></draw:line><draw:line text:anchor-type="paragraph" draw:z-index="23" draw:name="Shape17" draw:style-name="gr1" draw:text-style-name="P41" svg:x1="5.226cm" svg:y1="1.67cm" svg:x2="5.129cm" svg:y2="2.337cm"><text:p/></draw:line><draw:line text:anchor-type="paragraph" draw:z-index="24" draw:name="Shape18" draw:style-name="gr1" draw:text-style-name="P41" svg:x1="5.716cm" svg:y1="2.337cm" svg:x2="5.129cm" svg:y2="2.337cm"><text:p/></draw:line><draw:line text:anchor-type="paragraph" draw:z-index="27" draw:style-name="gr1" draw:text-style-name="P41" svg:x1="6.736cm" svg:y1="13.508cm" svg:x2="6.775cm" svg:y2="13.508cm"><text:p/></draw:line><draw:line text:anchor-type="paragraph" draw:z-index="28" draw:name="Shape20" draw:style-name="gr1" draw:text-style-name="P41"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2.437cm" svg:x="8.931cm" svg:y="15.468cm"><draw:text-box><text:p>COTE CLIENT</text:p><text:p>JavaScript</text:p><text:p>Css3</text:p><text:p>HTML5</text:p><text:p>JQUERY</text:p></draw:text-box></draw:frame> <text:s/></text:p>
      <text:p text:style-name="P31"/>
      <text:p text:style-name="P12">. . . .</text:p>
      <text:p text:style-name="P12"/>
      <text:p text:style-name="P12"/>
      <text:p text:style-name="P12"/>
      <text:p text:style-name="P12"/>
      <text:p text:style-name="P12">9.2 ENVIRONNEMENT DE DEVELOPPEMENT</text:p>
      <text:p text:style-name="P12"/>
      <text:p text:style-name="P12"/>
      <text:p text:style-name="P12"><draw:frame draw:style-name="fr2" draw:name="Image3" text:anchor-type="paragraph" svg:x="9.8cm" svg:y="0.213cm" svg:width="2.775cm" svg:height="1.341cm" draw:z-index="1"><draw:image/></draw:frame></text:p>
      <text:p text:style-name="P12"><text:tab/>CÔTE SERVEUR :</text:p>
      <text:p text:style-name="P12"/>
      <text:p text:style-name="P17"><text:span text:style-name="T7"><text:s/></text:span><text:span text:style-name="T7">Node.js est un </text:span><text:span text:style-name="T7">environement </text:span><text:span text:style-name="T7"><text:s/>logiciel libre, </text:span><text:span text:style-name="T7">assez récent</text:span><text:span text:style-name="T7"> de développement en JavaScript orientées </text:span><text:span text:style-name="T7">en particulier </text:span><text:span text:style-name="T7">vers les applications </text:span><text:span text:style-name="T7">web</text:span><text:span text:style-name="T7"> qui </text:span><text:span text:style-name="T7">permet une montée</text:span><text:span text:style-name="T7"> en charge </text:span><text:span text:style-name="T7">importante et une rapidité dans le traitement des données</text:span><text:span text:style-name="T7"> . </text:span></text:p>
      <text:p text:style-name="P24"/>
      <text:p text:style-name="P17"><text:span text:style-name="T7"><text:tab/></text:span><text:span text:style-name="T7">Ce type de technologie serveur choisie par le responsable de ce projet m’a permi</text:span><text:span text:style-name="T7">s d’apprendre le fonctionnement d’un serveur mono-thread </text:span><text:span text:style-name="T7">avec un temps minime de traitement de chaque requête utilisateur connecté. Etant donné que node.js s’appuit sur le langage javaScript, ce dernier a des propriétés intrinsèque de parallélisme dans la gestion de ses évennements. </text:span></text:p>
      <text:p text:style-name="P24"/>
      <text:p text:style-name="P24"/>
      <text:p text:style-name="P24"/>
      <text:p text:style-name="P24"/>
      <text:p text:style-name="P17"><text:span text:style-name="T7"><text:s/></text:span><text:span text:style-name="T7">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18"/>
      <text:p text:style-name="P18"><draw:frame text:anchor-type="paragraph" draw:z-index="36" draw:name="Shape26" draw:style-name="gr10" svg:width="5.389cm" svg:height="0.687cm" svg:x="13.4cm" svg:y="0.194cm"><draw:text-box><text:p>Lancement du serveur Node.js</text:p></draw:text-box></draw:frame></text:p>
      <text:p text:style-name="P17"><draw:line text:anchor-type="paragraph" draw:z-index="33" draw:name="Shape23" draw:style-name="gr8" draw:text-style-name="P41" svg:x1="14.595cm" svg:y1="0.392cm" svg:x2="11.381cm" svg:y2="2.216cm"><text:p/></draw:line>Lancement <text:s/>du serveur NODE.JS </text:p>
      <text:p text:style-name="P18"/>
      <text:p text:style-name="P18">console terminal :</text:p>
      <text:p text:style-name="P18"><draw:frame draw:style-name="fr2" draw:name="Image9" text:anchor-type="paragraph" svg:x="1.18cm" svg:y="0.443cm" svg:width="10.751cm" svg:height="7.747cm" draw:z-index="32"><draw:image/></draw:frame><draw:line text:anchor-type="paragraph" draw:z-index="34" draw:name="Shape24" draw:style-name="gr9" draw:text-style-name="P41" svg:x1="11.381cm" svg:y1="0.187cm" svg:x2="11.381cm" svg:y2="0.755cm"><text:p/></draw:line></text:p>
      <text:p text:style-name="P18"><draw:line text:anchor-type="paragraph" draw:z-index="35" draw:name="Shape25" draw:style-name="gr8" draw:text-style-name="P41" svg:x1="12.021cm" svg:y1="0.425cm" svg:x2="11.381cm" svg:y2="0.268cm"><text:p/></draw:line></text:p>
      <text:p text:style-name="P18"><draw:line text:anchor-type="paragraph" draw:z-index="37" draw:name="Shape27" draw:style-name="gr8" draw:text-style-name="P41" svg:x1="12.262cm" svg:y1="3.524cm" svg:x2="12.243cm" svg:y2="5.66cm"><text:p/></draw:line><draw:line text:anchor-type="paragraph" draw:z-index="38" draw:name="Shape28" draw:style-name="gr8" draw:text-style-name="P41" svg:x1="12.263cm" svg:y1="3.524cm" svg:x2="10.146cm" svg:y2="3.505cm"><text:p/></draw:line><draw:line text:anchor-type="paragraph" draw:z-index="39" draw:name="Shape29" draw:style-name="gr8" draw:text-style-name="P41" svg:x1="12.262cm" svg:y1="5.66cm" svg:x2="10.068cm" svg:y2="5.66cm"><text:p/></draw:line><draw:frame text:anchor-type="paragraph" draw:z-index="40" draw:name="Shape30" draw:style-name="gr11" svg:width="5.998cm" svg:height="0.976cm" svg:x="12.518cm" svg:y="3.662cm"><draw:text-box><text:p>Chargement des routes nécessaires au lancement de l’application .</text:p></draw:text-box></draw:frame><draw:line text:anchor-type="paragraph" draw:z-index="41" draw:name="Shape31" draw:style-name="gr8" draw:text-style-name="P41" svg:x1="5.05cm" svg:y1="2.623cm" svg:x2="12.42cm" svg:y2="1.605cm"><text:p/></draw:line><draw:line text:anchor-type="paragraph" draw:z-index="42" draw:name="Shape32" draw:style-name="gr8" draw:text-style-name="P41" svg:x1="5.265cm" svg:y1="2.369cm" svg:x2="5.05cm" svg:y2="2.623cm"><text:p/></draw:line><draw:line text:anchor-type="paragraph" draw:z-index="43" draw:name="Shape33" draw:style-name="gr8" draw:text-style-name="P41" svg:x1="5.403cm" svg:y1="2.722cm" svg:x2="5.05cm" svg:y2="2.623cm"><text:p/></draw:line><draw:frame text:anchor-type="paragraph" draw:z-index="44" draw:name="Shape34" draw:style-name="gr12" svg:width="6.194cm" svg:height="0.646cm" svg:x="12.439cm" svg:y="0.9cm"><draw:text-box><text:p>Connection au serveur SQLITE3 ok</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9.4 API de JAVA SCRIPT</text:p>
      <text:p text:style-name="P18"/>
      <text:p text:style-name="P18">9.4.1 <text:span text:style-name="T25"><text:s/>JQUERY : </text:span>Cette librairie JavaScript permet de simplifier <text:s/>la manière d’interagir avec les éléments HTML , manipuler l’arbre D.O.M, tout ceci sans nécessité de recharger la page ( asynchrone ).</text:p>
      <text:p text:style-name="P18"/>
      <text:p text:style-name="P18"/>
      <text:p text:style-name="P18"/>
      <text:p text:style-name="P18"><draw:frame draw:style-name="fr2" draw:name="Image5" text:anchor-type="paragraph" svg:x="0.217cm" svg:y="2.822cm" svg:width="17cm" svg:height="3.457cm" draw:z-index="5"><draw:image/></draw:frame></text:p>
      <text:p text:style-name="P18"><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18"><draw:line text:anchor-type="paragraph" draw:z-index="6" draw:name="Shape1" draw:style-name="gr1" draw:text-style-name="P41" svg:x1="0.915cm" svg:y1="0.386cm" svg:x2="1.289cm" svg:y2="1.425cm"><text:p/></draw:line>la méthode .ready lancera la fonction anonyme.</text:p>
      <text:p text:style-name="P18"><draw:line text:anchor-type="paragraph" draw:z-index="9" draw:name="Shape4" draw:style-name="gr1" draw:text-style-name="P41" svg:x1="-0.457cm" svg:y1="6.253cm" svg:x2="1.758cm" svg:y2="3.586cm"><text:p/></draw:line><draw:line text:anchor-type="paragraph" draw:z-index="10" draw:name="Shape5" draw:style-name="gr1" draw:text-style-name="P41" svg:x1="1.326cm" svg:y1="3.586cm" svg:x2="1.758cm" svg:y2="3.586cm"><text:p/></draw:line><draw:line text:anchor-type="paragraph" draw:z-index="11" draw:name="Shape6" draw:style-name="gr1" draw:text-style-name="P41"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41" svg:x1="10.009cm" svg:y1="6.232cm" svg:x2="9.52cm" svg:y2="3.547cm"><text:p/></draw:line><draw:line text:anchor-type="paragraph" draw:z-index="14" draw:name="Shape9" draw:style-name="gr1" draw:text-style-name="P41" svg:x1="9.322cm" svg:y1="3.861cm" svg:x2="9.52cm" svg:y2="3.547cm"><text:p/></draw:line><draw:line text:anchor-type="paragraph" draw:z-index="15" draw:name="Shape10" draw:style-name="gr1" draw:text-style-name="P41"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18"><draw:line text:anchor-type="paragraph" draw:z-index="8" draw:name="Shape3" draw:style-name="gr1" draw:text-style-name="P41" svg:x1="1.522cm" svg:y1="0.08cm" svg:x2="1.307cm" svg:y2="0.452cm"><text:p/></draw:line><draw:line text:anchor-type="paragraph" draw:z-index="7" draw:name="Shape2" draw:style-name="gr1" draw:text-style-name="P41" svg:x1="0.916cm" svg:y1="0.223cm" svg:x2="1.308cm" svg:y2="0.452cm"><text:p/></draw:line><draw:line text:anchor-type="paragraph" draw:z-index="17" draw:name="Shape12" draw:style-name="gr1" draw:text-style-name="P41" svg:x1="13.517cm" svg:y1="0.058cm" svg:x2="13.517cm" svg:y2="1.55cm"><text:p/></draw:line></text:p>
      <text:p text:style-name="P18"/>
      <text:p text:style-name="P18"><draw:line text:anchor-type="paragraph" draw:z-index="18" draw:name="Shape13" draw:style-name="gr1" draw:text-style-name="P41" svg:x1="13.125cm" svg:y1="0.383cm" svg:x2="13.517cm" svg:y2="0.695cm"><text:p/></draw:line><draw:line text:anchor-type="paragraph" draw:z-index="19" draw:name="Shape14" draw:style-name="gr1" draw:text-style-name="P41" svg:x1="13.909cm" svg:y1="0.383cm" svg:x2="13.516cm" svg:y2="0.695cm"><text:p/></draw:li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text:span text:style-name="T23">Autre exemple d’implémentation <text:s/>qu’il m’a fallu <text:s/>développer </text:span><text:span text:style-name="T23">pour appliquer </text:span><text:span text:style-name="T23"><text:s/>une des règles métier fondamentale de la comptabilité : </text:span><text:span text:style-name="T23">la comptabilisation en partie double.</text:span></text:p>
      <text:p text:style-name="P18"/>
      <text:p text:style-name="P18"/>
      <text:p text:style-name="P18"><draw:frame draw:style-name="fr3" draw:name="Image8" text:anchor-type="paragraph" svg:x="0cm" svg:y="0cm" svg:width="17cm" svg:height="2.475cm" draw:z-index="31"><draw:image/></draw:frame></text:p>
      <text:p text:style-name="P18"/>
      <text:p text:style-name="P18"/>
      <text:p text:style-name="Standard">Partie on copydata de html </text:p>
      <text:p text:style-name="P33">REQUÊTES CLIENT UTILISEES : </text:p>
      <text:p text:style-name="P23"/>
      <text:p text:style-name="P20">GET et POST :</text:p>
      <text:p text:style-name="P20"/>
      <text:p text:style-name="P20"><text:span text:style-name="Strong_20_Emphasis"><text:span text:style-name="T19">GET</text:span></text:span><text:line-break/><text:span text:style-name="T19">C'est la méthode la plus courante pour demander une ressource. Une requête </text:span><text:span text:style-name="Strong_20_Emphasis"><text:span text:style-name="T19">GET</text:span></text:span><text:span text:style-name="T20"> </text:span><text:span text:style-name="T19">est sans effet sur la ressource, il doit être possible de répéter la requête sans effet.</text:span></text:p>
      <text:p text:style-name="P20"><text:span text:style-name="Strong_20_Emphasis"><text:span text:style-name="T19">POST</text:span></text:span><text:span text:style-name="T19"><text:line-break/>Cette méthode doit être utilisée lorsqu'une requête modifie la ressource.</text:span></text:p>
      <text:p text:style-name="P32"/>
      <text:p text:style-name="P18">FRONT END et RESPONSIVE </text:p>
      <text:p text:style-name="P18"/>
      <text:p text:style-name="P18">Utilisation de BOOT STRAP </text:p>
      <text:p text:style-name="P18"/>
      <text:p text:style-name="P18"/>
      <text:p text:style-name="P18"/>
      <text:p text:style-name="P18"/>
      <text:p text:style-name="P32"><text:span text:style-name="T25">BASE DE DONNEES</text:span> </text:p>
      <text:p text:style-name="P18"/>
      <text:p text:style-name="P18">exemples de requêtes d’essais que j’ai réalisé avec le gestionnaire de base de données SQLite 3 studio :</text:p>
      <text:p text:style-name="P18"/>
      <text:p text:style-name="P18"><text:tab/>En fonction des fonctionnalités <text:s/>établies <text:s/>par le cahier des charges, j’ai réalisé tout d’abord des tests en la langage sql pour m’assurer avant d’implémenter le code que le résultat de la requête correspondait bien au besoin demandé.</text:p>
      <text:p text:style-name="P18"/>
      <text:p text:style-name="P18"/>
      <text:p text:style-name="P22">TEST :</text:p>
      <text:p text:style-name="P18"><draw:frame draw:style-name="fr2" draw:name="Image11" text:anchor-type="paragraph" svg:x="0cm" svg:y="0.314cm" svg:width="9.525cm" svg:height="3.268cm" draw:z-index="60"><draw:image/></draw:frame></text:p>
      <text:p text:style-name="P18"/>
      <text:p text:style-name="P18"/>
      <text:p text:style-name="P18"/>
      <text:p text:style-name="P18"/>
      <text:p text:style-name="P18"/>
      <text:p text:style-name="P18"><draw:frame text:anchor-type="paragraph" draw:z-index="50" draw:name="Shape39" draw:style-name="gr15" svg:width="5.135cm" svg:height="0.902cm" svg:x="9.716cm" svg:y="0.381cm"><draw:text-box><text:p>WHERE <text:span text:style-name="T28">pieceid</text:span>=34 </text:p></draw:text-box></draw:frame><draw:line text:anchor-type="paragraph" draw:z-index="51" draw:name="Shape40" draw:style-name="gr1" draw:text-style-name="P41" svg:x1="9.656cm" svg:y1="0.105cm" svg:x2="13.263cm" svg:y2="0.086cm"><text:p/></draw:line><draw:line text:anchor-type="paragraph" draw:z-index="52" draw:name="Shape41" draw:style-name="gr1" draw:text-style-name="P41" svg:x1="13.243cm" svg:y1="1.066cm" svg:x2="13.262cm" svg:y2="0.106cm"><text:p/></draw:line><draw:line text:anchor-type="paragraph" draw:z-index="53" draw:name="Shape42" draw:style-name="gr1" draw:text-style-name="P41" svg:x1="9.656cm" svg:y1="0.106cm" svg:x2="9.617cm" svg:y2="1.106cm"><text:p/></draw:line></text:p>
      <text:p text:style-name="P18"><draw:line text:anchor-type="paragraph" draw:z-index="47" draw:name="Shape36" draw:style-name="gr14" draw:text-style-name="P41" svg:x1="9.617cm" svg:y1="0.402cm" svg:x2="7.089cm" svg:y2="3.637cm"><text:p/></draw:line></text:p>
      <text:p text:style-name="P22"><draw:line text:anchor-type="paragraph" draw:z-index="54" draw:name="Shape43" draw:style-name="gr1" draw:text-style-name="P41" svg:x1="9.617cm" svg:y1="0.133cm" svg:x2="13.244cm" svg:y2="0.092cm"><text:p/></draw:line>RESLUTAT : </text:p>
      <text:p text:style-name="P18"/>
      <text:p text:style-name="P18"><draw:frame draw:style-name="fr3" draw:name="Image12" text:anchor-type="paragraph" svg:x="0cm" svg:y="0cm" svg:width="15.288cm" svg:height="5.95cm" draw:z-index="45"><draw:image/></draw:frame><draw:custom-shape text:anchor-type="paragraph" draw:z-index="46" draw:name="Shape35" draw:style-name="gr13" svg:width="0.373cm" svg:height="2.724cm" svg:x="6.403cm" svg:y="2.863cm"><text:p/><draw:enhanced-geometry svg:viewBox="0 0 21600 21600" draw:type="rectangle" draw:enhanced-path="M 0 0 L 21600 0 21600 21600 0 21600 0 0 Z N"/></draw:custom-shape><draw:line text:anchor-type="paragraph" draw:z-index="48" draw:name="Shape37" draw:style-name="gr1" draw:text-style-name="P41" svg:x1="7.089cm" svg:y1="1.804cm" svg:x2="7.089cm" svg:y2="2.176cm"><text:p/></draw:line><draw:line text:anchor-type="paragraph" draw:z-index="49" draw:name="Shape38" draw:style-name="gr1" draw:text-style-name="P41" svg:x1="7.422cm" svg:y1="2.177cm" svg:x2="7.089cm" svg:y2="2.177cm"><text:p/></draw:line><draw:custom-shape text:anchor-type="paragraph" draw:z-index="55"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41" svg:x1="-0.319cm" svg:y1="5.816cm" svg:x2="2.189cm" svg:y2="6.679cm"><text:p/></draw:line><draw:line text:anchor-type="paragraph" draw:z-index="57" draw:name="Shape46" draw:style-name="gr14" draw:text-style-name="P41" svg:x1="-0.203cm" svg:y1="6.208cm" svg:x2="-0.319cm" svg:y2="5.816cm"><text:p/></draw:line><draw:line text:anchor-type="paragraph" draw:z-index="58" draw:name="Shape47" draw:style-name="gr14" draw:text-style-name="P41" svg:x1="0.111cm" svg:y1="5.719cm" svg:x2="-0.319cm" svg:y2="5.816cm"><text:p/></draw:line><draw:frame text:anchor-type="paragraph" draw:z-index="59" draw:name="Shape48" draw:style-name="gr17" svg:width="7.056cm" svg:height="1.059cm" svg:x="2.443cm" svg:y="6.149cm"><draw:text-box><text:p>Nombre de lignes de la table écritures ayant la même <text:span text:style-name="T28">pieceid </text:span></text:p></draw:text-box></draw:frame></text:p>
      <text:p text:style-name="P32">TEST UNITAIRE : module MOCHA.js et CHAI.js</text:p>
      <text:p text:style-name="P18"/>
      <text:p text:style-name="Standard"><text:span text:style-name="T5"><text:s/></text:span><text:span text:style-name="Emphasis"><text:span text:style-name="T13">Mocha</text:span></text:span><text:span text:style-name="T16">  </text:span><text:span text:style-name="T12">est un “test-runner” </text:span><text:span text:style-name="Emphasis"><text:span text:style-name="T13">javascript</text:span></text:span><text:span text:style-name="T16"> </text:span><text:span text:style-name="T12">qui fonctionne aussi bien sur</text:span><text:span text:style-name="Emphasis"><text:span text:style-name="T13">Node.</text:span></text:span><text:span text:style-name="Emphasis"><text:span text:style-name="T13">js </text:span></text:span><text:span text:style-name="T16"> </text:span><text:span text:style-name="T12">que dans un navigateur web.</text:span><text:span text:style-name="T15">  </text:span><text:span text:style-name="T16">Il permet de faire des tests asynchrones et synchrones. </text:span></text:p>
      <text:p text:style-name="P27"/>
      <text:p text:style-name="Standard"><text:span text:style-name="T12"><text:s/></text:span><text:a xlink:type="simple" xlink:href="http://chaijs.com/" text:style-name="Internet_20_link" text:visited-style-name="Visited_20_Internet_20_Link"><text:span text:style-name="T17">Chai</text:span></text:a><text:span text:style-name="T14"> </text:span><text:span text:style-name="T12">est une librairie d’assertion assez complète, permettant plusieurs syntaxe</text:span><text:span text:style-name="T12">s</text:span><text:span text:style-name="T12"> :</text:span></text:p>
      <text:p text:style-name="P26"/>
      <text:p text:style-name="P13"><text:span text:style-name="T18">I</text:span><text:span text:style-name="T18">nstallation : </text:span></text:p>
      <text:p text:style-name="P18"/>
      <text:p text:style-name="P28">$ npm install -g mocha</text:p>
      <text:p text:style-name="P25">vérification installation </text:p>
      <text:p text:style-name="P28">$ mocha version</text:p>
      <text:p text:style-name="P28">3.2.0</text:p>
      <text:p text:style-name="P28"/>
      <text:p text:style-name="P28"/>
      <text:p text:style-name="P32">10. BILAN</text:p>
      <text:p text:style-name="P18"/>
      <text:p text:style-name="P18">10.1. RETOUR SUR EXPERIENCE</text:p>
      <text:p text:style-name="P18"/>
      <text:p text:style-name="P18"><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arial" svg:font-family="arial, sans-serif"/>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05T10:59:00Z</meta:creation-date>
    <dc:date>2017-01-13T23:59:45.67</dc:date>
    <meta:editing-cycles>57</meta:editing-cycles>
    <meta:editing-duration>PT7H27M44S</meta:editing-duration>
    <meta:document-statistic meta:table-count="0" meta:image-count="13" meta:object-count="0" meta:page-count="17" meta:paragraph-count="108" meta:word-count="1523" meta:character-count="9859"/>
    <meta:template xlink:type="simple" xlink:actuate="onRequest" xlink:title="" xlink:href="Normal"/>
  </office:meta>
</office:document-meta>
</file>